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, sans-serif, serif, EmojiFont"/>
    <style:font-face style:name="Lohit Devanagari1" svg:font-family="'Lohit Devanagari'"/>
    <style:font-face style:name="Times New Roman" svg:font-family="'Times New Roman', serif, serif, EmojiFon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12121" style:font-name="Times New Roman" fo:font-size="12pt" fo:letter-spacing="normal" fo:font-style="normal" fo:font-weight="normal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12121" style:font-name="Calibri" fo:font-size="11pt" fo:letter-spacing="normal" fo:font-style="normal" fo:font-weight="normal" fo:background-color="#ffff00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12121" style:font-name="Calibri" fo:font-size="11pt" fo:letter-spacing="normal" fo:font-style="normal" fo:font-weight="normal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12121" style:font-name="Calibri" fo:font-size="11pt" fo:letter-spacing="normal" fo:font-style="normal" fo:font-weight="bold" fo:background-color="#ffff00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12121" fo:letter-spacing="normal" fo:background-color="#ffff00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12121" fo:letter-spacing="normal"/>
    </style:style>
    <style:style style:name="P7" style:family="paragraph" style:parent-style-name="Standard">
      <style:paragraph-properties fo:margin-left="0cm" fo:margin-right="0cm" fo:margin-top="0cm" fo:margin-bottom="0.499cm" loext:contextual-spacing="false" fo:orphans="2" fo:widows="2" fo:text-indent="0cm" style:auto-text-indent="false"/>
      <style:text-properties fo:font-variant="normal" fo:text-transform="none" fo:color="#212121" style:font-name="Calibri" fo:font-size="11pt" fo:letter-spacing="normal" fo:font-style="normal" fo:font-weight="bold" fo:background-color="#ffff00"/>
    </style:style>
    <style:style style:name="P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12121" style:font-name="Calibri" fo:font-size="11pt" fo:letter-spacing="normal" fo:font-style="normal" fo:font-weight="normal" fo:background-color="#ffff00"/>
    </style:style>
    <style:style style:name="P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12121" fo:letter-spacing="normal" fo:background-color="#ffff00"/>
    </style:style>
    <style:style style:name="P1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Calibri" fo:font-size="11pt" fo:letter-spacing="normal" fo:font-style="normal" fo:font-weight="normal" fo:background-color="#ffff00"/>
    </style:style>
    <style:style style:name="P1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Calibri" fo:font-size="11pt" fo:letter-spacing="normal" fo:font-style="normal" fo:font-weight="bold" fo:background-color="#ffff00"/>
    </style:style>
    <style:style style:name="P12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12121" style:font-name="Calibri" fo:font-size="11pt" fo:letter-spacing="normal" fo:font-style="normal" fo:font-weight="normal" fo:background-color="#ffff00"/>
    </style:style>
    <style:style style:name="P13" style:family="paragraph" style:parent-style-name="Text_20_body" style:list-style-name="L1">
      <style:paragraph-properties fo:margin-left="0cm" fo:margin-right="0cm" fo:orphans="2" fo:widows="2" fo:text-indent="0cm" style:auto-text-indent="false"/>
      <style:text-properties fo:font-variant="normal" fo:text-transform="none" fo:color="#212121" style:font-name="Calibri" fo:font-size="11pt" fo:letter-spacing="normal" fo:font-style="normal" fo:font-weight="normal" fo:background-color="#ffff00"/>
    </style:style>
    <style:style style:name="P14" style:family="paragraph" style:parent-style-name="Text_20_body" style:list-style-name="L2">
      <style:paragraph-properties fo:margin-left="0cm" fo:margin-right="0cm" fo:orphans="2" fo:widows="2" fo:text-indent="0cm" style:auto-text-indent="false"/>
      <style:text-properties fo:font-variant="normal" fo:text-transform="none" fo:color="#212121" style:font-name="Calibri" fo:font-size="11pt" fo:letter-spacing="normal" fo:font-style="normal" fo:font-weight="normal" fo:background-color="#ffff00"/>
    </style:style>
    <style:style style:name="P15" style:family="paragraph" style:parent-style-name="Text_20_body" style:list-style-name="L3">
      <style:paragraph-properties fo:margin-left="0cm" fo:margin-right="0cm" fo:orphans="2" fo:widows="2" fo:text-indent="0cm" style:auto-text-indent="false"/>
      <style:text-properties fo:font-variant="normal" fo:text-transform="none" fo:color="#212121" style:font-name="Calibri" fo:font-size="11pt" fo:letter-spacing="normal" fo:font-style="normal" fo:font-weight="normal" fo:background-color="#ffff00"/>
    </style:style>
    <style:style style:name="T1" style:family="text">
      <style:text-properties style:font-name="Calibri" fo:font-size="11pt"/>
    </style:style>
    <style:style style:name="T2" style:family="text">
      <style:text-properties style:font-name="Calibri" fo:font-size="11pt" fo:background-color="#ffff00" loext:char-shading-value="0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Добрый день.</text:p>
      <text:p text:style-name="P5"> </text:p>
      <text:p text:style-name="P4">Выполнили проверку по текстовому файлу :</text:p>
      <text:p text:style-name="P6"> </text:p>
      <text:p text:style-name="P3">Сдача этапа 3</text:p>
      <text:p text:style-name="P6"> </text:p>
      <text:p text:style-name="P3">1. Оставлен и старый алгоритм телефонного вызова (* - три цифры абонента - идет вызов - далее нажимая * говорим отпускаем - слушаем)</text:p>
      <text:p text:style-name="P1"><text:span text:style-name="T2">Необходимо убрать старый алгоритм. Это будет только путать диспетчеров</text:span><text:span text:style-name="T1">.  </text:span></text:p>
      <text:p text:style-name="P6"> </text:p>
      <text:p text:style-name="P3">2. Добавлен новый алгоритм по замечаниям Кирилла - нажимаем три цифры абонента и затем нажимаем и удерживаем * - идет симплексный вызов при отпускании * связь разрывается</text:p>
      <text:p text:style-name="P2">Очень большая задержка после второй активации вызова. При нажатии успеваешь посчитать до 3-5, и только после этого появляется голосовое соединение. После отпускания кнопки, связь приблизительно столько же продолжает быть активной.</text:p>
      <text:p text:style-name="P6"> </text:p>
      <text:p text:style-name="P2">Необходимо добавить в конфигуратор возможность конфигурировать тип связи на номеронаборнике каждого пульта и возможность задать приоритет на нем.   Симплексная связь/ дуплексная связь. В соответствии с этим отрабатывать на пульте.</text:p>
      <text:p text:style-name="P2">Метод который сейчас используется для конфигурации номеронаборника  не подходит (телефонная связь на клавишах 51-60).</text:p>
      <text:p text:style-name="P2">Должен быть отдельный блок настройки номеронаборника в свойствах пульта.</text:p>
      <text:p text:style-name="P6"> </text:p>
      <text:p text:style-name="P2">Плюс к этому необходимо держать в уме еще то, что у нас далее будет делаться телефонная связь (соответственно в дуплексе), по этому необходимо предусмотреть автоматическую смену функции при… например вводе префикса.</text:p>
      <text:p text:style-name="P1"><text:span text:style-name="T2">Т.е. набираю внутри системы, на другой пульт, у меня работает в симплексе, набираю префикс+ телефонный номер – система понимает что вызов на внешнюю АТС и осуществляет вызов с помощью дуплекса.</text:span>  </text:p>
      <text:p text:style-name="P6"> </text:p>
      <text:p text:style-name="P3">3. Добавлена новая функция - при нажатии и удержании более 0,7 секунд *  идет симплексный вызов последнего абонента (входящего или исходящего)</text:p>
      <text:p text:style-name="P2">Функция работает так как указанно пункте. Но считаю необходимым убрать задержку в 0,7 секунд.</text:p>
      <text:p text:style-name="P2">Любое нажатие звездочки должно незамедлительно активизировать любой исходящий номер или входящий, в зависимости что было раньше.</text:p>
      <text:p text:style-name="P6"> </text:p>
      <text:p text:style-name="P3">4. Добавлена новая функция - если вызываемый через * абонент прописан в конфигурации, он индицируется включением соответствующего светодиода</text:p>
      <text:p text:style-name="P2">(функция работает при наличии симплексной связи, при добавлении функции дуплексной связи индикация в приоритете загорается на них)</text:p>
      <text:p text:style-name="P2">На данный момент пусть так. в реальности, на объекте вряд ли будут две кнопки вызывать одного и того же абонента.</text:p>
      <text:p text:style-name="P6"> </text:p>
      <text:p text:style-name="P3">5. MD5 передаваемой прошивки: 9efc61ba178de95f38a8a7807015013e</text:p>
      <text:p text:style-name="P6"> </text:p>
      <text:p text:style-name="P3">6. Данная прошивка включает в себя также и сданный ранее 4 этап (сохранение в EEPROM значений громкости и чувствительности)</text:p>
      <text:p text:style-name="P1"><text:span text:style-name="T2">(функция работает так как указанно пункте, было исправлено в последней версии прошивки</text:span><text:span text:style-name="T1">)</text:span></text:p>
      <text:p text:style-name="P6"> </text:p>
      <text:p text:style-name="P3">7. Функциональность проверялась на конфигурации системы 3_config</text:p>
      <text:p text:style-name="P6"><text:soft-page-break/> </text:p>
      <text:p text:style-name="P2">Мы делали конфигурацию с 0.</text:p>
      <text:p text:style-name="P6"> </text:p>
      <text:p text:style-name="P3">8. Исходники 3_этап_исходники.zip  являются последними актуальными на момент передачи</text:p>
      <text:p text:style-name="P6"> </text:p>
      <text:p text:style-name="P6"> </text:p>
      <text:p text:style-name="P7">Хотелось бы обратить внимание на стабильность работы:</text:p>
      <text:list xml:id="list4272346521" text:style-name="L1">
        <text:list-item>
          <text:p text:style-name="P12">После заливки конфигурации на пульты, некоторые из них не загружаются и их необходимо перезапускать по питанию.</text:p>
        </text:list-item>
        <text:list-item>
          <text:p text:style-name="P12">В какой то момент, в процессе двухсторонних переговоров отваливается звук. Микрофоны или динамики не работают на каком то одном устройстве, скорее всего на том, которое в этот момент было инициатором исходящей связи.</text:p>
        </text:list-item>
        <text:list-item>
          <text:p text:style-name="P13">При записи большого объёма конфигурации на пульты, конфигуратор зависает после чего его нужно перезагружать и весь добавляемый конфиг слетает.</text:p>
        </text:list-item>
      </text:list>
      <text:p text:style-name="P9"> </text:p>
      <text:p text:style-name="P11">По конфигуратору:</text:p>
      <text:list xml:id="list4212703159" text:style-name="L2">
        <text:list-item>
          <text:p text:style-name="P14">Не понятно почему не продолжили разработку которую оставил Панин? Там уже были устранены все мои замечания по интерфейсу и функционалу?</text:p>
        </text:list-item>
      </text:list>
      <text:p text:style-name="P10">Может стоит рассмотреть для дальнейшей разработки вариант Панина?</text:p>
      <text:list xml:id="list4272666491" text:style-name="L3">
        <text:list-item>
          <text:p text:style-name="P15">В свойствах кнопок необходимо определить настройки по умолчанию. Очень много занимает времени конфигурация одной симплексной связи.</text:p>
        </text:list-item>
      </text:list>
      <text:p text:style-name="P8">Да и окно подогнать под размер экрана, перетаскивание всего окна от списка станций к функциям станций – это конечно то еще удовольствие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, sans-serif, serif, EmojiFont"/>
    <style:font-face style:name="Lohit Devanagari1" svg:font-family="'Lohit Devanagari'"/>
    <style:font-face style:name="Times New Roman" svg:font-family="'Times New Roman', serif, serif, EmojiFon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4T22:30:42.072756765</meta:creation-date>
    <dc:date>2022-10-24T22:31:21.805401124</dc:date>
    <meta:editing-duration>PT40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2" meta:paragraph-count="49" meta:word-count="521" meta:character-count="3725" meta:non-whitespace-character-count="3215"/>
  </office:meta>
</office:document-meta>
</file>